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paragraph-properties fo:margin-top="0cm" fo:margin-bottom="0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
      <style:paragraph-properties fo:margin-top="0cm" fo:margin-bottom="0cm"/>
    </style:style>
    <style:style style:name="P20" style:family="paragraph" style:parent-style-name="Text_20_body" style:list-style-name="L2">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4">
      <style:paragraph-properties fo:margin-top="0cm" fo:margin-bottom="0cm"/>
    </style:style>
    <style:style style:name="P23" style:family="paragraph" style:parent-style-name="Text_20_body" style:list-style-name="L5">
      <style:paragraph-properties fo:margin-top="0cm" fo:margin-bottom="0cm"/>
    </style:style>
    <style:style style:name="P24" style:family="paragraph" style:parent-style-name="Text_20_body" style:list-style-name="L6">
      <style:paragraph-properties fo:margin-top="0cm" fo:margin-bottom="0cm"/>
    </style:style>
    <style:style style:name="P25" style:family="paragraph" style:parent-style-name="Text_20_body" style:list-style-name="L7">
      <style:paragraph-properties fo:margin-top="0cm" fo:margin-bottom="0cm"/>
    </style:style>
    <style:style style:name="P26" style:family="paragraph" style:parent-style-name="Text_20_body" style:list-style-name="L8">
      <style:paragraph-properties fo:margin-top="0cm" fo:margin-bottom="0cm"/>
    </style:style>
    <style:style style:name="P27" style:family="paragraph" style:parent-style-name="Text_20_body" style:list-style-name="L9">
      <style:paragraph-properties fo:margin-top="0cm" fo:margin-bottom="0cm"/>
    </style:style>
    <style:style style:name="P28" style:family="paragraph" style:parent-style-name="Text_20_body" style:list-style-name="L10">
      <style:paragraph-properties fo:margin-top="0cm" fo:margin-bottom="0cm"/>
    </style:style>
    <style:style style:name="P29" style:family="paragraph" style:parent-style-name="Text_20_body" style:list-style-name="L11">
      <style:paragraph-properties fo:margin-top="0cm" fo:margin-bottom="0cm"/>
    </style:style>
    <style:style style:name="P30" style:family="paragraph" style:parent-style-name="Text_20_body" style:list-style-name="L12">
      <style:paragraph-properties fo:margin-top="0cm" fo:margin-bottom="0cm"/>
    </style:style>
    <style:style style:name="P31" style:family="paragraph" style:parent-style-name="Text_20_body" style:list-style-name="L13">
      <style:paragraph-properties fo:margin-top="0cm" fo:margin-bottom="0cm"/>
    </style:style>
    <style:style style:name="P32" style:family="paragraph" style:parent-style-name="Text_20_body" style:list-style-name="L14">
      <style:paragraph-properties fo:margin-top="0cm" fo:margin-bottom="0cm"/>
    </style:style>
    <style:style style:name="P33" style:family="paragraph" style:parent-style-name="Text_20_body" style:list-style-name="L15">
      <style:paragraph-properties fo:margin-top="0cm" fo:margin-bottom="0cm"/>
    </style:style>
    <style:style style:name="P34" style:family="paragraph" style:parent-style-name="Text_20_body" style:list-style-name="L16">
      <style:paragraph-properties fo:margin-top="0cm" fo:margin-bottom="0cm"/>
    </style:style>
    <style:style style:name="P35" style:family="paragraph" style:parent-style-name="Preformatted_20_Text">
      <style:text-properties fo:background-color="#ffff00"/>
    </style:style>
    <style:style style:name="P36" style:family="paragraph" style:parent-style-name="Preformatted_20_Text">
      <style:text-properties fo:background-color="transparent"/>
    </style:style>
    <style:style style:name="P37" style:family="paragraph" style:parent-style-name="Preformatted_20_Text">
      <style:paragraph-properties fo:margin-top="0cm" fo:margin-bottom="0.499cm"/>
    </style:style>
    <style:style style:name="P38" style:family="paragraph" style:parent-style-name="Preformatted_20_Text">
      <style:paragraph-properties fo:margin-top="0cm" fo:margin-bottom="0.499cm"/>
      <style:text-properties fo:background-color="#ffff00"/>
    </style:style>
    <style:style style:name="P39" style:family="paragraph" style:parent-style-name="Preformatted_20_Text">
      <style:paragraph-properties fo:margin-top="0cm" fo:margin-bottom="0.499cm"/>
      <style:text-properties fo:background-color="transparent"/>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fo:background-color="transparent"/>
    </style:style>
    <style:style style:name="T3" style:family="text">
      <style:text-properties style:text-line-through-style="solid" fo:background-color="transparent"/>
    </style:style>
    <style:style style:name="T4"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EEK 2 EXERCISE: </text:h>
      <text:h text:style-name="Heading_20_3" text:outline-level="3">Question 1 X</text:h>
      <text:p text:style-name="Text_20_body">Consider this code: </text:p>
      <text:p text:style-name="Preformatted_20_Text">def high_low(guess, actual):</text:p>
      <text:p text:style-name="Preformatted_20_Text"><text:s text:c="4"/>""" (int, int) -&gt; str</text:p>
      <text:p text:style-name="Preformatted_20_Text"/>
      <text:p text:style-name="Preformatted_20_Text"><text:s text:c="4"/>Return "your guess is low" if guess is lower than actual, "your guess is high" if guess is higher</text:p>
      <text:p text:style-name="Preformatted_20_Text"><text:s text:c="4"/>than actual, and "correct" if guess is equal to actual.</text:p>
      <text:p text:style-name="Preformatted_20_Text"/>
      <text:p text:style-name="Preformatted_20_Text"><text:s text:c="4"/>&gt;&gt;&gt; high_low(4, 10)</text:p>
      <text:p text:style-name="Preformatted_20_Text"><text:s text:c="4"/>"your guess is low"</text:p>
      <text:p text:style-name="P1"><text:s text:c="4"/>"""</text:p>
      <text:p text:style-name="Text_20_body">Which set of test cases is the <text:span text:style-name="Emphasis">best</text:span> choice of tests cases for this function? (Think about the <text:span text:style-name="Strong_20_Emphasis">Boundaries</text:span> category for choosing test cases.)</text:p>
      <text:list xml:id="list3231246757450857864" text:style-name="L1">
        <text:list-item>
          <text:p text:style-name="P19"><text:span text:style-name="Source_20_Text"><text:span text:style-name="T1">guess</text:span></text:span><text:span text:style-name="T1"> refers to a value that is less than the value referred to by </text:span><text:span text:style-name="Source_20_Text"><text:span text:style-name="T1">actual</text:span></text:span><text:span text:style-name="T1"> </text:span><text:span text:style-name="T1"><office:annotation><dc:creator>Unknown Author</dc:creator><dc:date>2013-04-01T12:11:53.60</dc:date><text:p text:style-name="P40"><text:span text:style-name="T4">Note that this describes a situation much like that in the case below</text:span></text:p></office:annotation></text:span></text:p>
        </text:list-item>
        <text:list-item>
          <text:p text:style-name="P19"><text:span text:style-name="Source_20_Text"><text:span text:style-name="T1">guess</text:span></text:span><text:span text:style-name="T1"> refers to a value equal to the value referred to by </text:span><text:span text:style-name="Source_20_Text"><text:span text:style-name="T1">actual</text:span></text:span><text:span text:style-name="T1"> </text:span></text:p>
        </text:list-item>
        <text:list-item>
          <text:p text:style-name="P3"><text:span text:style-name="Source_20_Text"><text:span text:style-name="T1">guess</text:span></text:span><text:span text:style-name="T1"> refers to a value that is greater than the value referred to by </text:span><text:span text:style-name="Source_20_Text"><text:span text:style-name="T1">actual</text:span></text:span><text:span text:style-name="T1"> </text:span></text:p>
        </text:list-item>
      </text:list>
      <text:list xml:id="list4454710551807943372" text:style-name="L2">
        <text:list-item>
          <text:p text:style-name="P20"><text:span text:style-name="Source_20_Text">guess</text:span> refers to <text:span text:style-name="Source_20_Text">"higher"</text:span> and <text:span text:style-name="Source_20_Text">actual</text:span> refers to <text:span text:style-name="Source_20_Text">"lower"</text:span> </text:p>
        </text:list-item>
        <text:list-item>
          <text:p text:style-name="P20"><text:span text:style-name="Source_20_Text">guess</text:span> refers to <text:span text:style-name="Source_20_Text">"correct"</text:span> and <text:span text:style-name="Source_20_Text">actual</text:span> refers to <text:span text:style-name="Source_20_Text">"correct"</text:span> </text:p>
        </text:list-item>
        <text:list-item>
          <text:p text:style-name="P4"><text:span text:style-name="Source_20_Text">guess</text:span> refers to <text:span text:style-name="Source_20_Text">"lower"</text:span> and <text:span text:style-name="Source_20_Text">actual</text:span> refers to <text:span text:style-name="Source_20_Text">"higher"</text:span> </text:p>
        </text:list-item>
      </text:list>
      <text:list xml:id="list4512238453841259594" text:style-name="L3">
        <text:list-item>
          <text:p text:style-name="P21"><text:span text:style-name="Source_20_Text">guess</text:span> and <text:span text:style-name="Source_20_Text">actual</text:span> refer to negative values </text:p>
        </text:list-item>
        <text:list-item>
          <text:p text:style-name="P21"><text:span text:style-name="Source_20_Text">guess</text:span> and <text:span text:style-name="Source_20_Text">actual</text:span> refer to zero </text:p>
        </text:list-item>
        <text:list-item>
          <text:p text:style-name="P5"><text:span text:style-name="Source_20_Text">guess</text:span> and <text:span text:style-name="Source_20_Text">actual</text:span> refer to positive values </text:p>
        </text:list-item>
      </text:list>
      <text:list xml:id="list7102280202075850904" text:style-name="L4">
        <text:list-item>
          <text:p text:style-name="P22"><text:span text:style-name="Source_20_Text">guess</text:span> and <text:span text:style-name="Source_20_Text">actual</text:span> refer to odd values </text:p>
        </text:list-item>
        <text:list-item>
          <text:p text:style-name="P22"><text:span text:style-name="Source_20_Text">guess</text:span> and <text:span text:style-name="Source_20_Text">actual</text:span> refer to zero </text:p>
        </text:list-item>
        <text:list-item>
          <text:p text:style-name="P6"><text:span text:style-name="Source_20_Text">guess</text:span> and <text:span text:style-name="Source_20_Text">actual</text:span> refer to non-zero even values </text:p>
        </text:list-item>
      </text:list>
      <text:h text:style-name="Heading_20_3" text:outline-level="3">Question 2 X</text:h>
      <text:p text:style-name="Text_20_body">Consider this code: </text:p>
      <text:p text:style-name="Preformatted_20_Text">def first_two_items(L):</text:p>
      <text:p text:style-name="Preformatted_20_Text"><text:s text:c="4"/>""" (list of str) -&gt; list of str</text:p>
      <text:p text:style-name="Preformatted_20_Text"><text:s text:c="4"/></text:p>
      <text:p text:style-name="Preformatted_20_Text"><text:s text:c="4"/>Return the first two items in L. If there are fewer than two items in L,</text:p>
      <text:p text:style-name="Preformatted_20_Text"><text:s text:c="4"/>return all of the items.</text:p>
      <text:p text:style-name="Preformatted_20_Text"/>
      <text:p text:style-name="Preformatted_20_Text"><text:s text:c="4"/>&gt;&gt;&gt; first_two_items(["apple", "pear", "grape"])</text:p>
      <text:p text:style-name="Preformatted_20_Text"><text:s text:c="4"/>["apple", "pear"]</text:p>
      <text:p text:style-name="P1"><text:s text:c="4"/>"""</text:p>
      <text:p text:style-name="Text_20_body">Which of these sets of values for <text:span text:style-name="Source_20_Text">L</text:span> is the <text:span text:style-name="Emphasis">best</text:span> choice of tests cases for this function? (Think about the <text:span text:style-name="Strong_20_Emphasis">Size</text:span> category for choosing test cases.)</text:p>
      <text:list xml:id="list5358620137423109693" text:style-name="L5">
        <text:list-item>
          <text:p text:style-name="P23"><text:span text:style-name="Source_20_Text">[]</text:span> </text:p>
        </text:list-item>
        <text:list-item>
          <text:p text:style-name="P7"><text:span text:style-name="Source_20_Text">["one"]</text:span> </text:p>
        </text:list-item>
      </text:list>
      <text:list xml:id="list3758231636296921713" text:style-name="L6">
        <text:list-item>
          <text:p text:style-name="P24"><text:span text:style-name="Source_20_Text">[</text:span><text:span text:style-name="Source_20_Text"><text:span text:style-name="T1">]</text:span></text:span><text:span text:style-name="T1"> </text:span></text:p>
        </text:list-item>
        <text:list-item>
          <text:p text:style-name="P24"><text:soft-page-break/><text:span text:style-name="Source_20_Text"><text:span text:style-name="T1">["one"]</text:span></text:span><text:span text:style-name="T1"> </text:span></text:p>
        </text:list-item>
        <text:list-item>
          <text:p text:style-name="P24"><text:span text:style-name="Source_20_Text"><text:span text:style-name="T1">["one", "two"]</text:span></text:span><text:span text:style-name="T1"> </text:span></text:p>
        </text:list-item>
        <text:list-item>
          <text:p text:style-name="P8"><text:span text:style-name="Source_20_Text"><text:span text:style-name="T1">["one", "two", "three", "four"]</text:span></text:span><text:span text:style-name="T1"> </text:span></text:p>
        </text:list-item>
      </text:list>
      <text:list xml:id="list9144348644140905262" text:style-name="L7">
        <text:list-item>
          <text:p text:style-name="P25"><text:span text:style-name="Source_20_Text">[]</text:span> </text:p>
        </text:list-item>
        <text:list-item>
          <text:p text:style-name="P25"><text:span text:style-name="Source_20_Text">["one"]</text:span> </text:p>
        </text:list-item>
        <text:list-item>
          <text:p text:style-name="P25"><text:span text:style-name="Source_20_Text">["one", "two"]</text:span> </text:p>
        </text:list-item>
        <text:list-item>
          <text:p text:style-name="P25"><text:span text:style-name="Source_20_Text">["one", "two", "three"]</text:span> </text:p>
        </text:list-item>
        <text:list-item>
          <text:p text:style-name="P25"><text:span text:style-name="Source_20_Text">["one", "two", "three", "four"]</text:span> </text:p>
        </text:list-item>
        <text:list-item>
          <text:p text:style-name="P25"><text:span text:style-name="Source_20_Text">["one", "two", "three", "four", "five"]</text:span> </text:p>
        </text:list-item>
        <text:list-item>
          <text:p text:style-name="P25"><text:span text:style-name="Source_20_Text">["one", "two", "three", "four", "five", "six"]</text:span> </text:p>
        </text:list-item>
        <text:list-item>
          <text:p text:style-name="P9">More tests like this, with lists up to 20 items long. </text:p>
        </text:list-item>
      </text:list>
      <text:list xml:id="list8477130367850793718" text:style-name="L8">
        <text:list-item>
          <text:p text:style-name="P26"><text:span text:style-name="Source_20_Text">["one", "two"]</text:span> </text:p>
        </text:list-item>
        <text:list-item>
          <text:p text:style-name="P26"><text:span text:style-name="Source_20_Text">["one", "two", "three"]</text:span> </text:p>
        </text:list-item>
        <text:list-item>
          <text:p text:style-name="P10"><text:span text:style-name="Source_20_Text">["one", "two", "three", "four"]</text:span> </text:p>
        </text:list-item>
      </text:list>
      <text:h text:style-name="Heading_20_3" text:outline-level="3">Question 3X</text:h>
      <text:p text:style-name="Text_20_body">Consider this code: </text:p>
      <text:p text:style-name="Preformatted_20_Text">def is_preschooler(age):</text:p>
      <text:p text:style-name="Preformatted_20_Text"><text:s text:c="4"/>""" (int) -&gt; bool</text:p>
      <text:p text:style-name="Preformatted_20_Text"/>
      <text:p text:style-name="Preformatted_20_Text"><text:s text:c="4"/>Precondition: age &gt;= 0</text:p>
      <text:p text:style-name="Preformatted_20_Text"/>
      <text:p text:style-name="Preformatted_20_Text"><text:s text:c="4"/>Return True if and only if age is between 3 and 5 inclusive.</text:p>
      <text:p text:style-name="Preformatted_20_Text"/>
      <text:p text:style-name="Preformatted_20_Text"><text:s text:c="4"/>&gt;&gt;&gt; is_preschooler(4)</text:p>
      <text:p text:style-name="Preformatted_20_Text"><text:s text:c="4"/>True</text:p>
      <text:p text:style-name="P1"><text:s text:c="4"/>"""</text:p>
      <text:p text:style-name="Text_20_body">Which set of test cases is the <text:span text:style-name="Emphasis">best</text:span> choice of tests cases for this function? (Think about which test case category you might want to consider.)</text:p>
      <text:list xml:id="list6444269491558909368" text:style-name="L9">
        <text:list-item>
          <text:p text:style-name="P27"><text:span text:style-name="Source_20_Text"><text:span text:style-name="T1">0</text:span></text:span><text:span text:style-name="T1"> or </text:span><text:span text:style-name="Source_20_Text"><text:span text:style-name="T1">1</text:span></text:span><text:span text:style-name="T1"> </text:span></text:p>
        </text:list-item>
        <text:list-item>
          <text:p text:style-name="P27"><text:span text:style-name="Source_20_Text"><text:span text:style-name="T1">2</text:span></text:span><text:span text:style-name="T1"> </text:span></text:p>
        </text:list-item>
        <text:list-item>
          <text:p text:style-name="P27"><text:span text:style-name="Source_20_Text"><text:span text:style-name="T1">3</text:span></text:span><text:span text:style-name="T1"> </text:span></text:p>
        </text:list-item>
        <text:list-item>
          <text:p text:style-name="P27"><text:span text:style-name="Source_20_Text"><text:span text:style-name="T1">4</text:span></text:span><text:span text:style-name="T1"> </text:span></text:p>
        </text:list-item>
        <text:list-item>
          <text:p text:style-name="P27"><text:span text:style-name="Source_20_Text"><text:span text:style-name="T1">5</text:span></text:span><text:span text:style-name="T1"> </text:span></text:p>
        </text:list-item>
        <text:list-item>
          <text:p text:style-name="P27"><text:span text:style-name="Source_20_Text"><text:span text:style-name="T1">6</text:span></text:span><text:span text:style-name="T1"> </text:span></text:p>
        </text:list-item>
        <text:list-item>
          <text:p text:style-name="P11"><text:span text:style-name="T1">one number over </text:span><text:span text:style-name="Source_20_Text"><text:span text:style-name="T1">6</text:span></text:span><text:span text:style-name="T1"> </text:span></text:p>
        </text:list-item>
      </text:list>
      <text:list xml:id="list6073957441819223270" text:style-name="L10">
        <text:list-item>
          <text:p text:style-name="P28">one number between <text:span text:style-name="Source_20_Text">0</text:span> and <text:span text:style-name="Source_20_Text">2</text:span> <office:annotation><dc:creator>Unknown Author</dc:creator><dc:date>2013-04-01T12:11:23.47</dc:date><text:p text:style-name="P40"><text:span text:style-name="T4">Note that this &amp; case below are effectively the same</text:span></text:p></office:annotation></text:p>
        </text:list-item>
        <text:list-item>
          <text:p text:style-name="P28">one number between <text:span text:style-name="Source_20_Text">3</text:span> and <text:span text:style-name="Source_20_Text">5</text:span> </text:p>
        </text:list-item>
        <text:list-item>
          <text:p text:style-name="P12">one number over <text:span text:style-name="Source_20_Text">5</text:span> </text:p>
        </text:list-item>
      </text:list>
      <text:list xml:id="list8687808368205704792" text:style-name="L11">
        <text:list-item>
          <text:p text:style-name="P29"><text:span text:style-name="T3">one number between </text:span><text:span text:style-name="Source_20_Text"><text:span text:style-name="T3">0</text:span></text:span><text:span text:style-name="T3"> and </text:span><text:span text:style-name="Source_20_Text"><text:span text:style-name="T3">2</text:span></text:span><text:span text:style-name="T3"> </text:span><text:span text:style-name="T3"><office:annotation><dc:creator>Unknown Author</dc:creator><dc:date>2013-04-01T12:41:12.03</dc:date><text:p text:style-name="P40"><text:span text:style-name="T4">We should also test the boundaries, so 3 and 5 should be included.</text:span></text:p></office:annotation></text:span></text:p>
        </text:list-item>
        <text:list-item>
          <text:p text:style-name="P29"><text:span text:style-name="Source_20_Text"><text:span text:style-name="T3">4</text:span></text:span><text:span text:style-name="T3"> </text:span></text:p>
        </text:list-item>
        <text:list-item>
          <text:p text:style-name="P13"><text:span text:style-name="T3">one number over </text:span><text:span text:style-name="Source_20_Text"><text:span text:style-name="T3">5</text:span></text:span><text:span text:style-name="T3"> </text:span></text:p>
        </text:list-item>
      </text:list>
      <text:list xml:id="list1148930823318492940" text:style-name="L12">
        <text:list-item>
          <text:p text:style-name="P30">one number under <text:span text:style-name="Source_20_Text">0</text:span> </text:p>
        </text:list-item>
        <text:list-item>
          <text:p text:style-name="P30"><text:span text:style-name="Source_20_Text">0</text:span> </text:p>
        </text:list-item>
        <text:list-item>
          <text:p text:style-name="P14"><text:soft-page-break/>one number over <text:span text:style-name="Source_20_Text">0</text:span> </text:p>
        </text:list-item>
      </text:list>
      <text:h text:style-name="Heading_20_3" text:outline-level="3">Question 4 X</text:h>
      <text:p text:style-name="Text_20_body">Consider this code: </text:p>
      <text:p text:style-name="Preformatted_20_Text">def count_occurrences(s, ch):</text:p>
      <text:p text:style-name="Preformatted_20_Text"><text:s text:c="4"/>""" (str, str) -&gt; int</text:p>
      <text:p text:style-name="Preformatted_20_Text"/>
      <text:p text:style-name="Preformatted_20_Text"><text:s text:c="4"/>Precondition: len(ch) == 1</text:p>
      <text:p text:style-name="Preformatted_20_Text"/>
      <text:p text:style-name="Preformatted_20_Text"><text:s text:c="4"/>Return the number of occurrences of ch in s.</text:p>
      <text:p text:style-name="Preformatted_20_Text"/>
      <text:p text:style-name="Preformatted_20_Text"><text:s text:c="4"/>&gt;&gt;&gt; count_occurrences("hello", "l")</text:p>
      <text:p text:style-name="Preformatted_20_Text"><text:s text:c="4"/>2</text:p>
      <text:p text:style-name="P1"><text:s text:c="4"/>"""</text:p>
      <text:p text:style-name="Text_20_body">Which of these sets of values for <text:span text:style-name="Source_20_Text">s</text:span> and <text:span text:style-name="Source_20_Text">ch</text:span> is the <text:span text:style-name="Emphasis">best</text:span> choice of tests cases for this function? (There are several test case categories for this question, including at least <text:span text:style-name="Strong_20_Emphasis">Size</text:span> and <text:span text:style-name="Strong_20_Emphasis">Dichotomies</text:span>.)</text:p>
      <text:list xml:id="list534972726858550902" text:style-name="L13">
        <text:list-item>
          <text:p text:style-name="P31"><text:span text:style-name="Source_20_Text">s</text:span> refers to <text:span text:style-name="Source_20_Text">''</text:span>, <text:span text:style-name="Source_20_Text">ch</text:span> refers to <text:span text:style-name="Source_20_Text">'b'</text:span> </text:p>
        </text:list-item>
        <text:list-item>
          <text:p text:style-name="P31"><text:span text:style-name="Source_20_Text">s</text:span> refers to <text:span text:style-name="Source_20_Text">'a'</text:span>, <text:span text:style-name="Source_20_Text">ch</text:span> refers to <text:span text:style-name="Source_20_Text">'b'</text:span> </text:p>
        </text:list-item>
        <text:list-item>
          <text:p text:style-name="P15"><text:span text:style-name="Source_20_Text">s</text:span> refers to <text:span text:style-name="Source_20_Text">'aaaaaa'</text:span>, <text:span text:style-name="Source_20_Text">ch</text:span> refers to <text:span text:style-name="Source_20_Text">'b'</text:span> </text:p>
        </text:list-item>
      </text:list>
      <text:list xml:id="list7059340803932369612" text:style-name="L14">
        <text:list-item>
          <text:p text:style-name="P32"><text:span text:style-name="Source_20_Text">s</text:span> refers to <text:span text:style-name="Source_20_Text">''</text:span>, <text:span text:style-name="Source_20_Text">ch</text:span> refers to <text:span text:style-name="Source_20_Text">'a'</text:span> </text:p>
        </text:list-item>
        <text:list-item>
          <text:p text:style-name="P32"><text:span text:style-name="Source_20_Text">s</text:span> refers to <text:span text:style-name="Source_20_Text">'a'</text:span>, <text:span text:style-name="Source_20_Text">ch</text:span> refers to <text:span text:style-name="Source_20_Text">'a'</text:span> </text:p>
        </text:list-item>
        <text:list-item>
          <text:p text:style-name="P32"><text:span text:style-name="Source_20_Text">s</text:span> refers to <text:span text:style-name="Source_20_Text">'1'</text:span>, <text:span text:style-name="Source_20_Text">ch</text:span> refers to <text:span text:style-name="Source_20_Text">'1'</text:span> </text:p>
        </text:list-item>
        <text:list-item>
          <text:p text:style-name="P32"><text:span text:style-name="Source_20_Text">s</text:span> refers to <text:span text:style-name="Source_20_Text">'a'</text:span>, <text:span text:style-name="Source_20_Text">ch</text:span> refers to <text:span text:style-name="Source_20_Text">'b'</text:span> </text:p>
        </text:list-item>
        <text:list-item>
          <text:p text:style-name="P32"><text:span text:style-name="Source_20_Text">s</text:span> refers to <text:span text:style-name="Source_20_Text">'abc'</text:span>, <text:span text:style-name="Source_20_Text">ch</text:span> refers to <text:span text:style-name="Source_20_Text">'b'</text:span> </text:p>
        </text:list-item>
        <text:list-item>
          <text:p text:style-name="P32"><text:span text:style-name="Source_20_Text">s</text:span> refers to <text:span text:style-name="Source_20_Text">'123'</text:span>, <text:span text:style-name="Source_20_Text">ch</text:span> refers to <text:span text:style-name="Source_20_Text">'2'</text:span> </text:p>
        </text:list-item>
        <text:list-item>
          <text:p text:style-name="P32"><text:span text:style-name="Source_20_Text">s</text:span> refers to <text:span text:style-name="Source_20_Text">'abc'</text:span>, <text:span text:style-name="Source_20_Text">ch</text:span> refers to <text:span text:style-name="Source_20_Text">'d'</text:span> </text:p>
        </text:list-item>
        <text:list-item>
          <text:p text:style-name="P16"><text:span text:style-name="Source_20_Text">s</text:span> refers to <text:span text:style-name="Source_20_Text">'abcabca'</text:span>, <text:span text:style-name="Source_20_Text">ch</text:span> refers to <text:span text:style-name="Source_20_Text">'a'</text:span> </text:p>
        </text:list-item>
      </text:list>
      <text:list xml:id="list1324276791896497340" text:style-name="L15">
        <text:list-item>
          <text:p text:style-name="P33"><text:span text:style-name="Source_20_Text"><text:span text:style-name="T1">s</text:span></text:span><text:span text:style-name="T1"> refers to </text:span><text:span text:style-name="Source_20_Text"><text:span text:style-name="T1">''</text:span></text:span><text:span text:style-name="T1">, </text:span><text:span text:style-name="Source_20_Text"><text:span text:style-name="T1">ch</text:span></text:span><text:span text:style-name="T1"> refers to </text:span><text:span text:style-name="Source_20_Text"><text:span text:style-name="T1">'a'</text:span></text:span><text:span text:style-name="T1"> </text:span></text:p>
        </text:list-item>
        <text:list-item>
          <text:p text:style-name="P33"><text:span text:style-name="Source_20_Text"><text:span text:style-name="T1">s</text:span></text:span><text:span text:style-name="T1"> refers to </text:span><text:span text:style-name="Source_20_Text"><text:span text:style-name="T1">'a'</text:span></text:span><text:span text:style-name="T1">, </text:span><text:span text:style-name="Source_20_Text"><text:span text:style-name="T1">ch</text:span></text:span><text:span text:style-name="T1"> refers to </text:span><text:span text:style-name="Source_20_Text"><text:span text:style-name="T1">'a'</text:span></text:span><text:span text:style-name="T1"> </text:span></text:p>
        </text:list-item>
        <text:list-item>
          <text:p text:style-name="P33"><text:span text:style-name="Source_20_Text"><text:span text:style-name="T1">s</text:span></text:span><text:span text:style-name="T1"> refers to </text:span><text:span text:style-name="Source_20_Text"><text:span text:style-name="T1">'a'</text:span></text:span><text:span text:style-name="T1">, </text:span><text:span text:style-name="Source_20_Text"><text:span text:style-name="T1">ch</text:span></text:span><text:span text:style-name="T1"> refers to </text:span><text:span text:style-name="Source_20_Text"><text:span text:style-name="T1">'b'</text:span></text:span><text:span text:style-name="T1"> </text:span></text:p>
        </text:list-item>
        <text:list-item>
          <text:p text:style-name="P33"><text:span text:style-name="Source_20_Text"><text:span text:style-name="T1">s</text:span></text:span><text:span text:style-name="T1"> refers to </text:span><text:span text:style-name="Source_20_Text"><text:span text:style-name="T1">'abc'</text:span></text:span><text:span text:style-name="T1">, </text:span><text:span text:style-name="Source_20_Text"><text:span text:style-name="T1">ch</text:span></text:span><text:span text:style-name="T1"> refers to </text:span><text:span text:style-name="Source_20_Text"><text:span text:style-name="T1">'b'</text:span></text:span><text:span text:style-name="T1"> </text:span></text:p>
        </text:list-item>
        <text:list-item>
          <text:p text:style-name="P33"><text:span text:style-name="Source_20_Text"><text:span text:style-name="T1">s</text:span></text:span><text:span text:style-name="T1"> refers to </text:span><text:span text:style-name="Source_20_Text"><text:span text:style-name="T1">'abc'</text:span></text:span><text:span text:style-name="T1">, </text:span><text:span text:style-name="Source_20_Text"><text:span text:style-name="T1">ch</text:span></text:span><text:span text:style-name="T1"> refers to </text:span><text:span text:style-name="Source_20_Text"><text:span text:style-name="T1">'d'</text:span></text:span><text:span text:style-name="T1"> </text:span></text:p>
        </text:list-item>
        <text:list-item>
          <text:p text:style-name="P17"><text:span text:style-name="Source_20_Text"><text:span text:style-name="T1">s</text:span></text:span><text:span text:style-name="T1"> refers to </text:span><text:span text:style-name="Source_20_Text"><text:span text:style-name="T1">'abcabca'</text:span></text:span><text:span text:style-name="T1">, </text:span><text:span text:style-name="Source_20_Text"><text:span text:style-name="T1">ch</text:span></text:span><text:span text:style-name="T1"> refers to </text:span><text:span text:style-name="Source_20_Text"><text:span text:style-name="T1">'a'</text:span></text:span><text:span text:style-name="T1"> </text:span></text:p>
        </text:list-item>
      </text:list>
      <text:list xml:id="list1008533894181996289" text:style-name="L16">
        <text:list-item>
          <text:p text:style-name="P34"><text:span text:style-name="Source_20_Text">s</text:span> refers to <text:span text:style-name="Source_20_Text">''</text:span>, <text:span text:style-name="Source_20_Text">ch</text:span> refers to <text:span text:style-name="Source_20_Text">'a'</text:span> </text:p>
        </text:list-item>
        <text:list-item>
          <text:p text:style-name="P34"><text:span text:style-name="Source_20_Text">s</text:span> refers to <text:span text:style-name="Source_20_Text">'a'</text:span>, <text:span text:style-name="Source_20_Text">ch</text:span> refers to <text:span text:style-name="Source_20_Text">'a'</text:span> </text:p>
        </text:list-item>
        <text:list-item>
          <text:p text:style-name="P18"><text:span text:style-name="Source_20_Text">s</text:span> refers to <text:span text:style-name="Source_20_Text">'aaaaaa'</text:span>, <text:span text:style-name="Source_20_Text">ch</text:span> refers to <text:span text:style-name="Source_20_Text">'a'</text:span> </text:p>
        </text:list-item>
      </text:list>
      <text:h text:style-name="Heading_20_3" text:outline-level="3">Question 5 X</text:h>
      <text:p text:style-name="Text_20_body">Consider this code: </text:p>
      <text:p text:style-name="Preformatted_20_Text">def can_vote(age):</text:p>
      <text:p text:style-name="Preformatted_20_Text"><text:s text:c="4"/>""" (int) -&gt; bool</text:p>
      <text:p text:style-name="Preformatted_20_Text"/>
      <text:p text:style-name="Preformatted_20_Text"><text:s text:c="4"/>Precondition: age &gt;= 0</text:p>
      <text:p text:style-name="Preformatted_20_Text"/>
      <text:p text:style-name="Preformatted_20_Text"><text:s text:c="4"/>Return True if and only if a person aged age can vote in Canada.</text:p>
      <text:p text:style-name="Preformatted_20_Text"><text:s text:c="4"/>The legal voting age in Canada is 18 years and older.</text:p>
      <text:p text:style-name="Preformatted_20_Text"><text:s text:c="4"/>"""</text:p>
      <text:p text:style-name="Preformatted_20_Text"><text:soft-page-break/></text:p>
      <text:p text:style-name="P1"><text:s text:c="4"/>return age &gt; 18</text:p>
      <text:p text:style-name="P2">There is a bug in the implementation of the function above (the code does not work as described). Select the test(s) that reveal the bug. (Think about which test case category might help you reveal this bug.)</text:p>
      <text:p text:style-name="P2"><text:span text:style-name="Source_20_Text"><text:span text:style-name="T1">age</text:span></text:span><text:span text:style-name="T1"> refers to </text:span><text:span text:style-name="Source_20_Text"><text:span text:style-name="T1">18</text:span></text:span><text:span text:style-name="T1"> </text:span><office:annotation><dc:creator>Unknown Author</dc:creator><dc:date>2013-04-01T12:16:51.06</dc:date><text:p text:style-name="P40"><text:span text:style-name="T4">Will return False for age &gt; 18</text:span></text:p></office:annotation></text:p>
      <text:p text:style-name="P2"><text:span text:style-name="Source_20_Text">age</text:span> is <text:span text:style-name="Source_20_Text">0</text:span><text:span text:style-name="Source_20_Text"><office:annotation><dc:creator>Unknown Author</dc:creator><dc:date>2013-04-01T12:15:37.41</dc:date><text:p text:style-name="P40"><text:span text:style-name="T4">This is ruled out by the precondition</text:span></text:p></office:annotation></text:span> </text:p>
      <text:p text:style-name="P2"><text:span text:style-name="Source_20_Text">age</text:span> is between <text:span text:style-name="Source_20_Text">0</text:span> and <text:span text:style-name="Source_20_Text">18</text:span>, exclusive </text:p>
      <text:p text:style-name="Text_20_body"><text:span text:style-name="Source_20_Text"><text:span text:style-name="T2">age</text:span></text:span><text:span text:style-name="T2"> </text:span>is over <text:span text:style-name="Source_20_Text">18</text:span> </text:p>
      <text:h text:style-name="Heading_20_3" text:outline-level="3">Question 6X</text:h>
      <text:p text:style-name="Text_20_body">Consider this code: </text:p>
      <text:p text:style-name="Preformatted_20_Text">def contains_item(L, s):</text:p>
      <text:p text:style-name="Preformatted_20_Text"><text:s text:c="4"/>""" (list, object) -&gt; bool</text:p>
      <text:p text:style-name="Preformatted_20_Text"/>
      <text:p text:style-name="Preformatted_20_Text"><text:s text:c="4"/>Return True if and only if s is an item of L.</text:p>
      <text:p text:style-name="Preformatted_20_Text"><text:s text:c="4"/>"""</text:p>
      <text:p text:style-name="Preformatted_20_Text"/>
      <text:p text:style-name="Preformatted_20_Text"><text:s text:c="4"/>for item in L:</text:p>
      <text:p text:style-name="Preformatted_20_Text"><text:s text:c="8"/>if item == s:</text:p>
      <text:p text:style-name="Preformatted_20_Text"><text:s text:c="12"/>return True</text:p>
      <text:p text:style-name="Preformatted_20_Text"><text:s text:c="8"/>else:</text:p>
      <text:p text:style-name="P1"><text:s text:c="12"/>return False</text:p>
      <text:p text:style-name="P2">There are bugs in the implementation of the function above (the code does not work as described). Select the test(s) that reveal the bugs. (Think about the <text:span text:style-name="Strong_20_Emphasis">Order</text:span> category for choosing test cases.)</text:p>
      <text:p text:style-name="P2"><text:span text:style-name="Source_20_Text"><text:span text:style-name="T1">L</text:span></text:span><text:span text:style-name="T1"> refers to </text:span><text:span text:style-name="Source_20_Text"><text:span text:style-name="T1">[]</text:span></text:span><text:span text:style-name="T1">, </text:span><text:span text:style-name="Source_20_Text"><text:span text:style-name="T1">s</text:span></text:span><text:span text:style-name="T1"> refers to </text:span><text:span text:style-name="Source_20_Text"><text:span text:style-name="T1">1</text:span></text:span><text:span text:style-name="T1"> </text:span><text:span text:style-name="T1"><office:annotation><dc:creator>Unknown Author</dc:creator><dc:date>2013-04-01T12:44:10.37</dc:date><text:p text:style-name="P40"><text:span text:style-name="T4">This won't return either T or F, because the for statement never gets deployed for an empty list</text:span></text:p></office:annotation></text:span></text:p>
      <text:p text:style-name="P2"><text:span text:style-name="Source_20_Text"><text:span text:style-name="T1">L</text:span></text:span><text:span text:style-name="T1"> refers to </text:span><text:span text:style-name="Source_20_Text"><text:span text:style-name="T1">[1, 2, 3]</text:span></text:span><text:span text:style-name="T1">, </text:span><text:span text:style-name="Source_20_Text"><text:span text:style-name="T1">s</text:span></text:span><text:span text:style-name="T1"> refers to </text:span><text:span text:style-name="Source_20_Text"><text:span text:style-name="T1">2</text:span></text:span><text:span text:style-name="T1"> </text:span><text:span text:style-name="T1"><office:annotation><dc:creator>Unknown Author</dc:creator><dc:date>2013-04-01T12:19:07.01</dc:date><text:p text:style-name="P40"><text:span text:style-name="T4">B/c the test above will die on the first item (i.e., return False on the first comparison), so if the match occurs later in the list it will never be found</text:span></text:p></office:annotation></text:span></text:p>
      <text:p text:style-name="P2"><text:span text:style-name="Source_20_Text"><text:span text:style-name="T1">L</text:span></text:span><text:span text:style-name="T1"> refers to </text:span><text:span text:style-name="Source_20_Text"><text:span text:style-name="T1">[1, 2, 3]</text:span></text:span><text:span text:style-name="T1">, </text:span><text:span text:style-name="Source_20_Text"><text:span text:style-name="T1">s</text:span></text:span><text:span text:style-name="T1"> refers to </text:span><text:span text:style-name="Source_20_Text"><text:span text:style-name="T1">3</text:span></text:span><text:span text:style-name="T1"> </text:span></text:p>
      <text:p text:style-name="Text_20_body"><text:span text:style-name="Source_20_Text">L</text:span> refers to <text:span text:style-name="Source_20_Text">[1, 2, 3]</text:span>, <text:span text:style-name="Source_20_Text">s</text:span> refers to <text:span text:style-name="Source_20_Text">1</text:span> </text:p>
      <text:h text:style-name="Heading_20_3" text:outline-level="3">Question 7X</text:h>
      <text:p text:style-name="Text_20_body">Consider this code: </text:p>
      <text:p text:style-name="Preformatted_20_Text">def sum_items(L):</text:p>
      <text:p text:style-name="Preformatted_20_Text"><text:s text:c="4"/>""" (list of number) -&gt; number</text:p>
      <text:p text:style-name="Preformatted_20_Text"/>
      <text:p text:style-name="Preformatted_20_Text"><text:s text:c="4"/>Return the sum of the items in L.</text:p>
      <text:p text:style-name="Preformatted_20_Text"><text:s text:c="4"/>"""</text:p>
      <text:p text:style-name="Preformatted_20_Text"/>
      <text:p text:style-name="Preformatted_20_Text"><text:s text:c="4"/>total = 0</text:p>
      <text:p text:style-name="Preformatted_20_Text"/>
      <text:p text:style-name="Preformatted_20_Text"><text:s text:c="4"/>for item in L:</text:p>
      <text:p text:style-name="Preformatted_20_Text"><text:s text:c="8"/>total = item<office:annotation><dc:creator>Unknown Author</dc:creator><dc:date>2013-04-01T12:20:49.83</dc:date><text:p text:style-name="P40"><text:span text:style-name="T4">This is just changing the value to match each item, rather than summing the items – the useful tests will be those in which the list items add up to a number that's greater than any single number in the list</text:span></text:p></office:annotation></text:p>
      <text:p text:style-name="Preformatted_20_Text"/>
      <text:p text:style-name="P1"><text:s text:c="4"/>return total</text:p>
      <text:p text:style-name="P2">There is a bug in the implementation of the function above (the code does not work as described). Select the test(s) that reveal the bug.</text:p>
      <text:p text:style-name="P2"><text:span text:style-name="Source_20_Text"><text:span text:style-name="T1">L</text:span></text:span><text:span text:style-name="T1"> refers to </text:span><text:span text:style-name="Source_20_Text"><text:span text:style-name="T1">[1, 2]</text:span></text:span><text:span text:style-name="T1">. </text:span></text:p>
      <text:p text:style-name="P2"><text:span text:style-name="Source_20_Text">L</text:span> refers to <text:span text:style-name="Source_20_Text">[1]</text:span>. </text:p>
      <text:p text:style-name="P2"><text:span text:style-name="Source_20_Text">L</text:span> refers to <text:span text:style-name="Source_20_Text">[0, 0, 2]</text:span>. </text:p>
      <text:p text:style-name="P2"><text:span text:style-name="Source_20_Text">L</text:span> refers to <text:span text:style-name="Source_20_Text">[]</text:span>. </text:p>
      <text:p text:style-name="Text_20_body"><text:soft-page-break/><text:span text:style-name="Source_20_Text"><text:span text:style-name="T1">L</text:span></text:span><text:span text:style-name="T1"> refers to </text:span><text:span text:style-name="Source_20_Text"><text:span text:style-name="T1">[1, 0, 1]</text:span></text:span><text:span text:style-name="T1">. </text:span></text:p>
      <text:h text:style-name="Heading_20_3" text:outline-level="3">Question 8X</text:h>
      <text:p text:style-name="Text_20_body">Consider this code: </text:p>
      <text:p text:style-name="Preformatted_20_Text">def can_afford(item_cost, wallet_money):</text:p>
      <text:p text:style-name="Preformatted_20_Text"><text:s text:c="4"/>""" (float, float) -&gt; bool</text:p>
      <text:p text:style-name="Preformatted_20_Text"/>
      <text:p text:style-name="Preformatted_20_Text"><text:s text:c="4"/>Return True if and only if wallet_money is greater or equal to item_cost.</text:p>
      <text:p text:style-name="Preformatted_20_Text"/>
      <text:p text:style-name="Preformatted_20_Text"><text:s text:c="4"/>&gt;&gt;&gt; can_afford(3.42, 10.00)</text:p>
      <text:p text:style-name="Preformatted_20_Text"><text:s text:c="4"/>True</text:p>
      <text:p text:style-name="Preformatted_20_Text"><text:s text:c="4"/>&gt;&gt;&gt; can_afford(27.32, 5.00)</text:p>
      <text:p text:style-name="Preformatted_20_Text"><text:s text:c="4"/>False</text:p>
      <text:p text:style-name="P1"><text:s text:c="4"/>"""</text:p>
      <text:p text:style-name="P2">You are implementing a <text:span text:style-name="Source_20_Text">unittest</text:span> test class to test <text:span text:style-name="Source_20_Text">can_afford</text:span>. Which of the following names can be used as the name of one of your test methods?</text:p>
      <text:p text:style-name="P2"><text:span text:style-name="Source_20_Text"><text:span text:style-name="T1">test_can_afford</text:span></text:span><text:span text:style-name="T1"> </text:span><text:span text:style-name="T1"><office:annotation><dc:creator>Unknown Author</dc:creator><dc:date>2013-04-01T12:32:28.42</dc:date><text:p text:style-name="P40"><text:span text:style-name="T4">Has to start with 'test' and this has to be lower case</text:span></text:p></office:annotation></text:span></text:p>
      <text:p text:style-name="P2"><text:span text:style-name="Source_20_Text">TestCanAfford</text:span> </text:p>
      <text:p text:style-name="P2"><text:span text:style-name="Source_20_Text">Test_Can_Afford</text:span> </text:p>
      <text:p text:style-name="Text_20_body"><text:span text:style-name="Source_20_Text">can_afford_test</text:span> </text:p>
      <text:h text:style-name="Heading_20_3" text:outline-level="3">Question 9X</text:h>
      <text:p text:style-name="Text_20_body">Consider this code, which is in a file called <text:span text:style-name="Source_20_Text">words.py</text:span>: </text:p>
      <text:p text:style-name="Preformatted_20_Text">def word_frequency(letter_to_words):</text:p>
      <text:p text:style-name="Preformatted_20_Text"><text:s text:c="4"/>""" (dict of {str: list of str}) -&gt; dict of {str: int}</text:p>
      <text:p text:style-name="Preformatted_20_Text"/>
      <text:p text:style-name="Preformatted_20_Text"><text:s text:c="4"/>Precondition: the length of each list in letter_to_words is at least 1,</text:p>
      <text:p text:style-name="Preformatted_20_Text"><text:s text:c="4"/>each key in letter_to_words is a lowercase letter, and each value is a</text:p>
      <text:p text:style-name="Preformatted_20_Text"><text:s text:c="4"/>list of lowercase words beginning with that letter.</text:p>
      <text:p text:style-name="Preformatted_20_Text"/>
      <text:p text:style-name="Preformatted_20_Text"><text:s text:c="4"/>Return a dictionary where the keys are the letters from letter_to_words,</text:p>
      <text:p text:style-name="Preformatted_20_Text"><text:s text:c="4"/>and the values are the number of words beginning with that letter in</text:p>
      <text:p text:style-name="Preformatted_20_Text"><text:s text:c="4"/>letter_to_words.</text:p>
      <text:p text:style-name="Preformatted_20_Text"/>
      <text:p text:style-name="Preformatted_20_Text"><text:s text:c="4"/>&gt;&gt;&gt; d = {'a': ['apple'], 'b': ['beet', 'banana'], 'c': ['carrot', 'cucumber']}</text:p>
      <text:p text:style-name="Preformatted_20_Text"><text:s text:c="4"/>&gt;&gt;&gt; word_frequency(d)</text:p>
      <text:p text:style-name="Preformatted_20_Text"><text:s text:c="4"/>{'a': 1, 'b': 2, 'c': 2}</text:p>
      <text:p text:style-name="P1"><text:s text:c="4"/>"""</text:p>
      <text:p text:style-name="Text_20_body">Consider this <text:span text:style-name="Source_20_Text">unittest</text:span> method header: </text:p>
      <text:p text:style-name="Preformatted_20_Text">def test_word_frequency(self):</text:p>
      <text:p text:style-name="Preformatted_20_Text"><text:s text:c="4"/>""" A dictionary with several items."""</text:p>
      <text:p text:style-name="Preformatted_20_Text"/>
      <text:p text:style-name="P1"><text:s text:c="4"/># Add body here.</text:p>
      <text:p text:style-name="Text_20_body">Select the <text:span text:style-name="Source_20_Text">unittest</text:span> method body(ies) that are equivalent to the <text:span text:style-name="Source_20_Text">doctest</text:span> in the <text:span text:style-name="Source_20_Text">word_frequency</text:span> docstring. You can assume that <text:span text:style-name="Source_20_Text">words</text:span> has been imported.</text:p>
      <text:p text:style-name="Preformatted_20_Text"><text:s text:c="3"/><text:span text:style-name="T1"><text:s/>d = {'a': ['apple'], 'b': ['beet', 'banana'], 'c': ['carrot', 'cucumber']}</text:span></text:p>
      <text:p text:style-name="P35"><text:s text:c="4"/>actual = words.word_frequency(d)</text:p>
      <text:p text:style-name="P35"><text:s text:c="4"/>expected = {'a': 1, 'b': 2, 'c': 2}</text:p>
      <text:p text:style-name="P38"><text:s text:c="4"/>self.assertEqual(actual, expected)</text:p>
      <text:p text:style-name="Preformatted_20_Text"><text:soft-page-break/><text:s text:c="3"/><text:span text:style-name="T1"><text:s/>d = {'a': ['apple'], 'b': ['beet', 'banana'], 'c': ['carrot', 'cucumber']}</text:span></text:p>
      <text:p text:style-name="P35"><text:s text:c="4"/>actual = words.word_frequency(d)</text:p>
      <text:p text:style-name="P35"><text:s text:c="4"/>expected = {'c': 2, 'b': 2, 'a': 1}<office:annotation><dc:creator>Unknown Author</dc:creator><dc:date>2013-04-01T12:35:50.34</dc:date><text:p text:style-name="P40"><text:span text:style-name="T4">Returns same dictionary in a different order – since dict are not ordered, this is the same</text:span></text:p></office:annotation></text:p>
      <text:p text:style-name="P38"><text:s text:c="4"/>self.assertEqual(actual, expected)</text:p>
      <text:p text:style-name="Preformatted_20_Text"><text:s text:c="4"/>d = {'a': ['apple'], 'b': ['beet', 'banana'], 'c': ['carrot', 'cucumber']}</text:p>
      <text:p text:style-name="Preformatted_20_Text"><text:s text:c="4"/>words.word_frequency(d)</text:p>
      <text:p text:style-name="Preformatted_20_Text"><text:s text:c="4"/>expected = {'a': 1, 'b': 2, 'c': 2}</text:p>
      <text:p text:style-name="P1"><text:s text:c="4"/>self.assertEqual(d, expected)<office:annotation><dc:creator>Unknown Author</dc:creator><dc:date>2013-04-01T12:36:10.48</dc:date><text:p text:style-name="P40"><text:span text:style-name="T4">This compares d (the input dict) with the expected output, rather than comparing the actual function output with the expected function output – This code calls words.word_frequency, but doesn't remember the return value in a variable</text:span></text:p></office:annotation></text:p>
      <text:h text:style-name="Heading_20_3" text:outline-level="3">Question 10X</text:h>
      <text:p text:style-name="Text_20_body">Consider this code, which is in a file called <text:span text:style-name="Source_20_Text">words.py</text:span>: </text:p>
      <text:p text:style-name="Preformatted_20_Text">def make_uppercase(L):</text:p>
      <text:p text:style-name="Preformatted_20_Text"><text:s text:c="4"/>""" (list of str) -&gt; NoneType</text:p>
      <text:p text:style-name="Preformatted_20_Text"/>
      <text:p text:style-name="Preformatted_20_Text"><text:s text:c="4"/>Convert all letters in each string in L to uppercase.</text:p>
      <text:p text:style-name="P1"><text:s text:c="4"/>"""</text:p>
      <text:p text:style-name="Text_20_body">Consider this <text:span text:style-name="Source_20_Text">unittest</text:span> method header: </text:p>
      <text:p text:style-name="Preformatted_20_Text">def test_make_uppercase(self):</text:p>
      <text:p text:style-name="Preformatted_20_Text"><text:s text:c="4"/>""" A list with several items."""</text:p>
      <text:p text:style-name="Preformatted_20_Text"/>
      <text:p text:style-name="P1"><text:s text:c="4"/># Add body here.</text:p>
      <text:p text:style-name="Text_20_body">Select the method body(ies) that correctly test the function with the list <text:span text:style-name="Source_20_Text">['Ada Lovelace', 'Grace Hopper', 'Alan Turing']</text:span>. You can assume that <text:span text:style-name="Source_20_Text">words</text:span> has been imported.</text:p>
      <text:p text:style-name="Preformatted_20_Text"><text:s text:c="3"/><text:span text:style-name="T1"><text:s/>L = ['Ada Lovelace', 'Grace Hopper', 'Alan Turing']</text:span></text:p>
      <text:p text:style-name="P35"><text:s text:c="4"/>words.make_uppercase(L)</text:p>
      <text:p text:style-name="P35"><text:s text:c="4"/>expected = ['ADA LOVELACE', 'GRACE HOPPER', 'ALAN TURING']</text:p>
      <text:p text:style-name="P1"><text:span text:style-name="T1"><text:s text:c="4"/>self.assertEqual(L, expected)</text:span><office:annotation><dc:creator>Unknown Author</dc:creator><dc:date>2013-04-01T12:38:46.73</dc:date><text:p text:style-name="P40"><text:span text:style-name="T4">This compares the input list to the expected outcome <text:s/>– because there is mutation going on here (and no return value), that's how the comparison should be made – the other two options compare an 'actual' value, which doesn't really make sense here, since nothing is returned when the function is called – however, after the function has been called, you can look at the list to see whether the function has changed the list appropriately</text:span></text:p></office:annotation></text:p>
      <text:p text:style-name="P36"><text:s text:c="4"/>actual = words.make_uppercase(['Ada Lovelace', 'Grace Hopper', 'Alan Turing'])</text:p>
      <text:p text:style-name="P36"><text:s text:c="4"/>expected = ['ADA LOVELACE', 'GRACE HOPPER', 'ALAN TURING']</text:p>
      <text:p text:style-name="P39"><text:s text:c="4"/>self.assertEqual(actual, expected)</text:p>
      <text:p text:style-name="P36"><text:s text:c="4"/>L = ['Ada Lovelace', 'Grace Hopper', 'Alan Turing']</text:p>
      <text:p text:style-name="P36"><text:s text:c="4"/>actual = words.make_uppercase(L)</text:p>
      <text:p text:style-name="P36"><text:s text:c="4"/>expected = ['ADA LOVELACE', 'GRACE HOPPER', 'ALAN TURING']</text:p>
      <text:p text:style-name="P1"><text:s text:c="4"/>self.assertEqual(actual, expected)</text:p>
      <text:p text:style-name="P1"><text:s text:c="4"/></text:p>
      <text:p text:style-name="P1"/>
      <text:p text:style-name="Preformatted_20_Text"><text:s text:c="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1T09:58:58.22</meta:creation-date>
    <dc:date>2013-04-01T13:01:54.08</dc:date>
    <meta:editing-duration>PT56M35S</meta:editing-duration>
    <meta:editing-cycles>22</meta:editing-cycles>
    <meta:generator>OpenOffice.org/3.4$Win32 OpenOffice.org_project/340m1$Build-9590</meta:generator>
    <meta:document-statistic meta:table-count="0" meta:image-count="0" meta:object-count="0" meta:page-count="6" meta:paragraph-count="223" meta:word-count="1426" meta:character-count="8149"/>
  </office:meta>
</office:document-meta>
</file>